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36.000062365999995pt"/>
    </style:style>
    <style:style style:name="co2" style:family="table-column">
      <style:table-column-properties style:column-width="54.850488723000005pt"/>
    </style:style>
    <style:style style:name="co3" style:family="table-column">
      <style:table-column-properties style:column-width="8.560644751600000pt"/>
    </style:style>
    <style:style style:name="co4" style:family="table-column">
      <style:table-column-properties style:column-width="40.308731247600001pt"/>
    </style:style>
    <style:style style:name="co5" style:family="table-column">
      <style:table-column-properties style:column-width="38.551247887999999pt"/>
    </style:style>
    <style:style style:name="co6" style:family="table-column">
      <style:table-column-properties style:column-width="60.009552778600003pt"/>
    </style:style>
    <style:style style:name="co7" style:family="table-column">
      <style:table-column-properties style:column-width="21.401611878999997pt"/>
    </style:style>
    <style:style style:name="co8" style:family="table-column">
      <style:table-column-properties style:column-width="47.990634319399994pt"/>
    </style:style>
    <style:style style:name="co9" style:family="table-column">
      <style:table-column-properties style:column-width="10.261435099600000pt"/>
    </style:style>
    <style:style style:name="co10" style:family="table-column">
      <style:table-column-properties style:column-width="37.700852714000000pt"/>
    </style:style>
    <style:style style:name="co11" style:family="table-column">
      <style:table-column-properties style:column-width="9.411039925599999pt"/>
    </style:style>
    <style:style style:name="co12" style:family="table-column">
      <style:table-column-properties style:column-width="64.006410096399989pt"/>
    </style:style>
    <style:style style:name="ro1" style:family="table-row">
      <style:table-row-properties style:row-height="12.812620621599999pt"/>
    </style:style>
    <style:style style:name="ro2" style:family="table-row">
      <style:table-row-properties style:row-height="20.806335257200001pt"/>
    </style:style>
    <style:style style:name="ce1" style:data-style-name="N1" style:family="table-cell" style:parent-style-name="custom-style2"/>
    <style:style style:name="ce2" style:data-style-name="N1" style:family="table-cell" style:parent-style-name="custom-style1">
      <style:text-properties fo:font-size="8.000000000000000pt"/>
    </style:style>
    <style:style style:name="ce3" style:data-style-name="N1" style:family="table-cell" style:parent-style-name="custom-style1">
      <style:table-cell-properties style:text-align-source="fix"/>
      <style:paragraph-properties fo:text-align="center"/>
    </style:style>
    <style:style style:name="ce4" style:data-style-name="N1" style:family="table-cell" style:parent-style-name="custom-style2">
      <style:text-properties fo:font-family="'Liberation Sans'"/>
    </style:style>
    <style:style style:name="ce5" style:data-style-name="N1" style:family="table-cell" style:parent-style-name="custom-style1">
      <style:text-properties fo:font-family="'Liberation Sans'" fo:font-size="8.000000000000000pt"/>
    </style:style>
    <style:style style:name="ce6" style:data-style-name="N1" style:family="table-cell" style:parent-style-name="custom-style2">
      <style:text-properties fo:font-family="'Liberation Sans'" fo:font-size="14.000000000000000pt" fo:font-weight="bold"/>
    </style:style>
    <style:style style:name="ce7" style:data-style-name="N1" style:family="table-cell" style:parent-style-name="custom-style1">
      <style:table-cell-properties fo:border="1pt solid #000000"/>
      <style:text-properties fo:font-family="'Liberation Sans'"/>
    </style:style>
    <style:style style:name="ce8" style:data-style-name="N1" style:family="table-cell" style:parent-style-name="custom-style1">
      <style:table-cell-properties fo:border="1pt solid #000000"/>
      <style:text-properties fo:font-family="'Liberation Sans'" fo:font-size="8.000000000000000pt"/>
    </style:style>
    <style:style style:name="ce9" style:data-style-name="N1" style:family="table-cell" style:parent-style-name="custom-style1">
      <style:table-cell-properties fo:border="1pt solid #000000"/>
      <style:text-properties fo:color="#800000" fo:font-family="'Liberation Sans'" fo:font-size="8.000000000000000pt"/>
    </style:style>
    <style:style style:name="ce10" style:data-style-name="N1" style:family="table-cell" style:parent-style-name="custom-style2">
      <style:text-properties fo:font-family="'Liberation Sans'" fo:font-size="10.000000000000000pt"/>
    </style:style>
    <style:style style:name="ce11" style:data-style-name="N1" style:family="table-cell" style:parent-style-name="custom-style1">
      <style:table-cell-properties fo:border="1pt solid #000000" style:text-align-source="fix"/>
      <style:paragraph-properties fo:text-align="center"/>
      <style:text-properties fo:font-family="'Liberation Sans'"/>
    </style:style>
    <style:style style:name="ce12" style:data-style-name="N1" style:family="table-cell" style:parent-style-name="custom-style1">
      <style:table-cell-properties fo:background-color="#ff3333" fo:border="1pt solid #000000" style:text-align-source="fix"/>
      <style:paragraph-properties fo:text-align="center"/>
      <style:text-properties fo:font-family="'Liberation Sans'"/>
    </style:style>
    <style:style style:name="ce13" style:data-style-name="N1" style:family="table-cell" style:parent-style-name="custom-style1">
      <style:table-cell-properties fo:background-color="#cccccc" fo:border="1pt solid #000000"/>
      <style:text-properties fo:font-family="'Liberation Sans'"/>
    </style:style>
    <style:style style:name="ce14" style:data-style-name="N1" style:family="table-cell" style:parent-style-name="custom-style1">
      <style:table-cell-properties fo:background-color="#cccccc" fo:border="1pt solid #000000" style:text-align-source="fix"/>
      <style:paragraph-properties fo:text-align="center"/>
      <style:text-properties fo:font-family="'Liberation Sans'"/>
    </style:style>
    <style:style style:name="ce15" style:data-style-name="N1" style:family="table-cell" style:parent-style-name="custom-style1">
      <style:table-cell-properties fo:border="1pt solid #000000" style:text-align-source="fix"/>
      <style:paragraph-properties fo:text-align="center"/>
      <style:text-properties fo:color="#ff3333" fo:font-family="'Liberation Sans'"/>
    </style:style>
    <style:style style:name="ce16" style:data-style-name="N1" style:family="table-cell" style:parent-style-name="custom-style1">
      <style:table-cell-properties fo:border="1pt solid #000000"/>
      <style:text-properties fo:font-family="'Liberation Sans'" fo:font-size="10.000000000000000pt" fo:font-weight="bold"/>
    </style:style>
    <style:style style:name="ce17" style:data-style-name="N1" style:family="table-cell" style:parent-style-name="custom-style2">
      <style:text-properties fo:font-family="'Liberation Sans'" fo:font-size="10.000000000000000pt" fo:font-weight="bold"/>
    </style:style>
    <style:style style:name="ce18" style:data-style-name="N1" style:family="table-cell" style:parent-style-name="custom-style1">
      <style:table-cell-properties fo:border="1pt solid #000000" style:text-align-source="fix"/>
      <style:paragraph-properties fo:text-align="end"/>
      <style:text-properties fo:font-family="'Liberation Sans'" fo:font-size="8.000000000000000pt"/>
    </style:style>
    <style:style style:name="ce19" style:data-style-name="N1" style:family="table-cell" style:parent-style-name="custom-style1">
      <style:table-cell-properties fo:border="1pt solid #000000"/>
      <style:text-properties fo:color="#ff3333" fo:font-family="'Liberation Sans'"/>
    </style:style>
    <style:style style:name="ce20" style:data-style-name="N1" style:family="table-cell" style:parent-style-name="custom-style1">
      <style:table-cell-properties fo:border="1pt solid #000000" style:text-align-source="fix"/>
      <style:paragraph-properties fo:text-align="center"/>
      <style:text-properties fo:font-family="'Liberation Sans'" fo:font-weight="bold"/>
    </style:style>
    <style:style style:name="ce21" style:data-style-name="N1" style:family="table-cell" style:parent-style-name="custom-style1">
      <style:table-cell-properties fo:background-color="#b3b3b3" fo:border="1pt solid #000000"/>
      <style:text-properties fo:font-family="'Liberation Sans'"/>
    </style:style>
    <style:style style:name="ce22" style:data-style-name="N1" style:family="table-cell" style:parent-style-name="custom-style1">
      <style:table-cell-properties fo:background-color="#b3b3b3" fo:border="1pt solid #000000" style:text-align-source="fix"/>
      <style:paragraph-properties fo:text-align="center"/>
      <style:text-properties fo:font-family="'Liberation Sans'"/>
    </style:style>
    <style:style style:name="ce23" style:data-style-name="N1" style:family="table-cell" style:parent-style-name="custom-style1">
      <style:table-cell-properties fo:background-color="#b3b3b3" fo:border="1pt solid #000000" style:text-align-source="fix"/>
      <style:paragraph-properties fo:text-align="center"/>
      <style:text-properties fo:font-family="'Liberation Sans'" fo:font-weight="bold"/>
    </style:style>
    <style:style style:name="ce24" style:data-style-name="N1" style:family="table-cell" style:parent-style-name="custom-style1">
      <style:table-cell-properties fo:background-color="#b3b3b3" fo:border="1pt solid #000000"/>
      <style:text-properties fo:font-family="'Liberation Sans'" fo:font-size="8.000000000000000pt"/>
    </style:style>
    <style:style style:name="ce25" style:data-style-name="N1" style:family="table-cell" style:parent-style-name="custom-style2">
      <style:text-properties fo:font-family="'Liberation Sans'" fo:font-size="12.000000000000000pt" fo:font-weight="bold"/>
    </style:style>
    <style:style style:name="ce26" style:data-style-name="N1" style:family="table-cell" style:parent-style-name="custom-style1">
      <style:table-cell-properties fo:border="1pt solid #000000" style:text-align-source="fix"/>
      <style:paragraph-properties fo:text-align="end"/>
      <style:text-properties fo:font-family="'Liberation Sans'" fo:font-size="10.000000000000000pt" fo:font-weight="bold"/>
    </style:style>
    <style:style style:name="ce27" style:data-style-name="N1" style:family="table-cell" style:parent-style-name="custom-style1">
      <style:table-cell-properties fo:background-color="#ccff66" fo:border="1pt solid #000000"/>
      <style:text-properties fo:color="#800000" fo:font-family="'Liberation Sans'" fo:font-size="8.000000000000000pt"/>
    </style:style>
    <style:style style:name="ce28" style:data-style-name="N1" style:family="table-cell" style:parent-style-name="custom-style1">
      <style:table-cell-properties fo:background-color="#ffcc00" fo:border="1pt solid #000000"/>
      <style:text-properties fo:font-family="'Liberation Sans'" fo:font-size="8.000000000000000pt"/>
    </style:style>
    <style:style style:name="ce29" style:data-style-name="N1" style:family="table-cell" style:parent-style-name="custom-style1">
      <style:table-cell-properties fo:background-color="#c07310" fo:border="1pt solid #000000" style:text-align-source="fix"/>
      <style:paragraph-properties fo:text-align="center"/>
      <style:text-properties fo:font-family="'Liberation Sans'"/>
    </style:style>
    <style:style style:name="ce30" style:data-style-name="N1" style:family="table-cell" style:parent-style-name="custom-style1">
      <style:table-cell-properties fo:background-color="#ffff40" fo:border="1pt solid #000000" style:text-align-source="fix"/>
      <style:paragraph-properties fo:text-align="center"/>
      <style:text-properties fo:font-family="'Liberation Sans'"/>
    </style:style>
    <style:style style:name="ce31" style:data-style-name="N1" style:family="table-cell" style:parent-style-name="custom-style1">
      <style:table-cell-properties fo:background-color="#66ffff" fo:border="1pt solid #000000" style:text-align-source="fix"/>
      <style:paragraph-properties fo:text-align="center"/>
      <style:text-properties fo:font-family="'Liberation Sans'"/>
    </style:style>
    <style:style style:name="ce32" style:data-style-name="N1" style:family="table-cell" style:parent-style-name="custom-style1">
      <style:table-cell-properties fo:background-color="#a0a0ff" fo:border="1pt solid #000000" style:text-align-source="fix"/>
      <style:paragraph-properties fo:text-align="center"/>
      <style:text-properties fo:font-family="'Liberation Sans'"/>
    </style:style>
    <style:style style:name="ce33" style:data-style-name="N1" style:family="table-cell" style:parent-style-name="custom-style1">
      <style:table-cell-properties fo:background-color="#10d010" fo:border="1pt solid #000000" style:text-align-source="fix"/>
      <style:paragraph-properties fo:text-align="center"/>
      <style:text-properties fo:font-family="'Liberation Sans'"/>
    </style:style>
    <style:style style:name="ce34" style:data-style-name="N1" style:family="table-cell" style:parent-style-name="custom-style1">
      <style:table-cell-properties fo:background-color="#ff99ff" fo:border="1pt solid #000000" style:text-align-source="fix"/>
      <style:paragraph-properties fo:text-align="center"/>
      <style:text-properties fo:font-family="'Liberation Sans'"/>
    </style:style>
    <style:style style:name="ce35" style:data-style-name="N1" style:family="table-cell" style:parent-style-name="custom-style1">
      <style:table-cell-properties fo:background-color="#aaff40" fo:border="1pt solid #000000" style:text-align-source="fix"/>
      <style:paragraph-properties fo:text-align="center"/>
      <style:text-properties fo:font-family="'Liberation Sans'"/>
    </style:style>
    <style:style style:name="ce36" style:data-style-name="N1" style:family="table-cell" style:parent-style-name="custom-style1">
      <style:table-cell-properties fo:background-color="#fcc8c8" fo:border="1pt solid #000000" style:text-align-source="fix"/>
      <style:paragraph-properties fo:text-align="center"/>
      <style:text-properties fo:font-family="'Liberation Sans'"/>
    </style:style>
    <style:style style:name="ce37" style:data-style-name="N1" style:family="table-cell" style:parent-style-name="custom-style1">
      <style:table-cell-properties fo:background-color="#c8ffff" fo:border="1pt solid #000000"/>
      <style:text-properties fo:font-family="'Liberation Sans'" fo:font-size="8.000000000000000pt"/>
    </style:style>
    <style:style style:name="ce38" style:data-style-name="N1" style:family="table-cell" style:parent-style-name="custom-style1">
      <style:table-cell-properties fo:background-color="#8a8a0a" fo:border="1pt solid #000000" style:text-align-source="fix"/>
      <style:paragraph-properties fo:text-align="center"/>
      <style:text-properties fo:font-family="'Liberation Sans'"/>
    </style:style>
    <style:style style:name="ce39" style:data-style-name="N1" style:family="table-cell" style:parent-style-name="custom-style1">
      <style:table-cell-properties fo:background-color="#ccff66" fo:border="1pt solid #000000"/>
      <style:text-properties fo:font-family="'Liberation Sans'" fo:font-size="8.000000000000000pt"/>
    </style:style>
    <style:style style:name="ce40" style:data-style-name="N1" style:family="table-cell" style:parent-style-name="custom-style1">
      <style:table-cell-properties fo:background-color="#ff3333" fo:border="1pt solid #000000" style:text-align-source="fix"/>
      <style:paragraph-properties fo:text-align="center"/>
      <style:text-properties fo:font-family="'Liberation Sans'" fo:font-weight="bold"/>
    </style:style>
    <number:number-style style:name="N1">
      <number:number number:min-integer-digits="1"/>
    </number:number-style>
  </office:automatic-styles>
  <office:body>
    <office:spreadsheet>
      <table:calculation-settings/>
      <table:table table:name="bw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column table:style-name="co12" table:default-cell-style-name="ce1" table:number-columns-repeated="1010"/>
        <table:table-row table:style-name="ro1">
          <table:table-cell table:number-columns-repeated="1024"/>
        </table:table-row>
        <table:table-row table:style-name="ro2">
          <table:table-cell office:value-type="float" office:value="0" table:style-name="ce4"/>
          <table:table-cell office:value-type="float" office:value="0" table:style-name="ce5"/>
          <table:table-cell office:value-type="string" office:string-value="STM32F746IGT6 WaveShare 0" table:style-name="ce6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9"/>
          <table:table-cell office:value-type="float" office:value="3.3" table:style-name="ce8">
            <text:p>3.3</text:p>
          </table:table-cell>
          <table:table-cell office:value-type="string" office:string-value="Gnd" table:style-name="ce10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H11" table:style-name="ce11">
            <text:p>H11</text:p>
          </table:table-cell>
          <table:table-cell office:value-type="float" office:value="3.3" table:style-name="ce8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snss2?" table:style-name="ce8">
            <text:p>snss2?</text:p>
          </table:table-cell>
          <table:table-cell office:value-type="float" office:value="0" table:style-name="ce7"/>
          <table:table-cell office:value-type="string" office:string-value="H12" table:style-name="ce11">
            <text:p>H12</text:p>
          </table:table-cell>
          <table:table-cell office:value-type="string" office:string-value="B12" table:style-name="ce11">
            <text:p>B12</text:p>
          </table:table-cell>
          <table:table-cell office:value-type="float" office:value="0" table:style-name="ce11"/>
          <table:table-cell office:value-type="string" office:string-value="SPI2.SNSS" table:style-name="ce8">
            <text:p>SPI2.SNSS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H9" table:style-name="ce11">
            <text:p>H9</text:p>
          </table:table-cell>
          <table:table-cell office:value-type="string" office:string-value="H10" table:style-name="ce11">
            <text:p>H10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SPI2.SCK" table:style-name="ce8">
            <text:p>SPI2.SCK</text:p>
          </table:table-cell>
          <table:table-cell office:value-type="float" office:value="0" table:style-name="ce7"/>
          <table:table-cell office:value-type="string" office:string-value="B13" table:style-name="ce11">
            <text:p>B13</text:p>
          </table:table-cell>
          <table:table-cell office:value-type="string" office:string-value="B14" table:style-name="ce11">
            <text:p>B14</text:p>
          </table:table-cell>
          <table:table-cell office:value-type="float" office:value="0" table:style-name="ce11"/>
          <table:table-cell office:value-type="string" office:string-value="SPI2.MISO" table:style-name="ce8">
            <text:p>SPI2.MISO</text:p>
          </table:table-cell>
          <table:table-cell office:value-type="float" office:value="0" table:style-name="ce8" table:number-columns-repeated="2"/>
          <table:table-cell office:value-type="float" office:value="0" table:style-name="ce13"/>
          <table:table-cell office:value-type="string" office:string-value="H7" table:style-name="ce14">
            <text:p>H7</text:p>
          </table:table-cell>
          <table:table-cell office:value-type="string" office:string-value="H8" table:style-name="ce11">
            <text:p>H8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SPI2.MOSI" table:style-name="ce8">
            <text:p>SPI2.MOSI</text:p>
          </table:table-cell>
          <table:table-cell office:value-type="float" office:value="0" table:style-name="ce7"/>
          <table:table-cell office:value-type="string" office:string-value="B15" table:style-name="ce11">
            <text:p>B15</text:p>
          </table:table-cell>
          <table:table-cell office:value-type="string" office:string-value="D8" table:style-name="ce14">
            <text:p>D8</text:p>
          </table:table-cell>
          <table:table-cell office:value-type="float" office:value="0" table:style-name="ce14"/>
          <table:table-cell office:value-type="float" office:value="0" table:style-name="ce8" table:number-columns-repeated="2"/>
          <table:table-cell office:value-type="string" office:string-value="I2C2.SDA" table:style-name="ce8">
            <text:p>I2C2.SDA</text:p>
          </table:table-cell>
          <table:table-cell office:value-type="float" office:value="0" table:style-name="ce7"/>
          <table:table-cell office:value-type="string" office:string-value="B11" table:style-name="ce11">
            <text:p>B11</text:p>
          </table:table-cell>
          <table:table-cell office:value-type="string" office:string-value="H6" table:style-name="ce14">
            <text:p>H6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9" table:style-name="ce14">
            <text:p>D9</text:p>
          </table:table-cell>
          <table:table-cell office:value-type="string" office:string-value="D10" table:style-name="ce14">
            <text:p>D10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5" table:style-name="ce14">
            <text:p>E15</text:p>
          </table:table-cell>
          <table:table-cell office:value-type="string" office:string-value="B10" table:style-name="ce11">
            <text:p>B10</text:p>
          </table:table-cell>
          <table:table-cell office:value-type="float" office:value="0" table:style-name="ce11"/>
          <table:table-cell office:value-type="string" office:string-value="I2C2.SCL" table:style-name="ce8">
            <text:p>I2C2.SCL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11" table:style-name="ce11">
            <text:p>D11</text:p>
          </table:table-cell>
          <table:table-cell office:value-type="string" office:string-value="D12" table:style-name="ce11">
            <text:p>D1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3" table:style-name="ce14">
            <text:p>E13</text:p>
          </table:table-cell>
          <table:table-cell office:value-type="string" office:string-value="E14" table:style-name="ce14">
            <text:p>E14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13" table:style-name="ce11">
            <text:p>D13</text:p>
          </table:table-cell>
          <table:table-cell office:value-type="string" office:string-value="D14" table:style-name="ce14">
            <text:p>D14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1" table:style-name="ce14">
            <text:p>E11</text:p>
          </table:table-cell>
          <table:table-cell office:value-type="string" office:string-value="E12" table:style-name="ce14">
            <text:p>E12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15" table:style-name="ce14">
            <text:p>D15</text:p>
          </table:table-cell>
          <table:table-cell office:value-type="string" office:string-value="G2" table:style-name="ce11">
            <text:p>G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9" table:style-name="ce14">
            <text:p>E9</text:p>
          </table:table-cell>
          <table:table-cell office:value-type="string" office:string-value="E10" table:style-name="ce14">
            <text:p>E10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3" table:style-name="ce11">
            <text:p>G3</text:p>
          </table:table-cell>
          <table:table-cell office:value-type="string" office:string-value="G4" table:style-name="ce14">
            <text:p>G4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7" table:style-name="ce14">
            <text:p>E7</text:p>
          </table:table-cell>
          <table:table-cell office:value-type="string" office:string-value="E8" table:style-name="ce14">
            <text:p>E8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5" table:style-name="ce14">
            <text:p>G5</text:p>
          </table:table-cell>
          <table:table-cell office:value-type="string" office:string-value="G6" table:style-name="ce11">
            <text:p>G6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G0" table:style-name="ce14">
            <text:p>G0</text:p>
          </table:table-cell>
          <table:table-cell office:value-type="string" office:string-value="G1" table:style-name="ce14">
            <text:p>G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7" table:style-name="ce14">
            <text:p>G7</text:p>
          </table:table-cell>
          <table:table-cell office:value-type="string" office:string-value="G8" table:style-name="ce14">
            <text:p>G8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14" table:style-name="ce14">
            <text:p>F14</text:p>
          </table:table-cell>
          <table:table-cell office:value-type="string" office:string-value="F15" table:style-name="ce14">
            <text:p>F15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1C1" table:style-name="ce8">
            <text:p>T1C1</text:p>
          </table:table-cell>
          <table:table-cell office:value-type="float" office:value="0" table:style-name="ce7"/>
          <table:table-cell office:value-type="string" office:string-value="C6" table:style-name="ce11">
            <text:p>C6</text:p>
          </table:table-cell>
          <table:table-cell office:value-type="string" office:string-value="C7" table:style-name="ce11">
            <text:p>C7</text:p>
          </table:table-cell>
          <table:table-cell office:value-type="float" office:value="0" table:style-name="ce11"/>
          <table:table-cell office:value-type="string" office:string-value="T1C2" table:style-name="ce8">
            <text:p>T1C2</text:p>
          </table:table-cell>
          <table:table-cell office:value-type="float" office:value="0" table:style-name="ce8" table:number-columns-repeated="2"/>
          <table:table-cell office:value-type="float" office:value="0" table:style-name="ce13"/>
          <table:table-cell office:value-type="string" office:string-value="F12" table:style-name="ce14">
            <text:p>F12</text:p>
          </table:table-cell>
          <table:table-cell office:value-type="string" office:string-value="F13" table:style-name="ce14">
            <text:p>F13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SD.D0" table:style-name="ce8">
            <text:p>SD.D0</text:p>
          </table:table-cell>
          <table:table-cell office:value-type="float" office:value="0" table:style-name="ce7"/>
          <table:table-cell office:value-type="string" office:string-value="C8" table:style-name="ce11">
            <text:p>C8</text:p>
          </table:table-cell>
          <table:table-cell office:value-type="string" office:string-value="C9" table:style-name="ce11">
            <text:p>C9</text:p>
          </table:table-cell>
          <table:table-cell office:value-type="float" office:value="0" table:style-name="ce11"/>
          <table:table-cell office:value-type="string" office:string-value="T1C4" table:style-name="ce8">
            <text:p>T1C4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B2" table:style-name="ce11">
            <text:p>B2</text:p>
          </table:table-cell>
          <table:table-cell office:value-type="string" office:string-value="F11" table:style-name="ce14">
            <text:p>F1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A8" table:style-name="ce11">
            <text:p>A8</text:p>
          </table:table-cell>
          <table:table-cell office:value-type="string" office:string-value="A9" table:style-name="ce11">
            <text:p>A9</text:p>
          </table:table-cell>
          <table:table-cell office:value-type="float" office:value="0" table:style-name="ce11"/>
          <table:table-cell office:value-type="string" office:string-value="USB.Vbus" table:style-name="ce8">
            <text:p>USB.Vbus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B0" table:style-name="ce11">
            <text:p>B0</text:p>
          </table:table-cell>
          <table:table-cell office:value-type="string" office:string-value="B1" table:style-name="ce11">
            <text:p>B1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ISB.ID" table:style-name="ce8">
            <text:p>ISB.ID</text:p>
          </table:table-cell>
          <table:table-cell office:value-type="float" office:value="0" table:style-name="ce7"/>
          <table:table-cell office:value-type="string" office:string-value="A10" table:style-name="ce11">
            <text:p>A10</text:p>
          </table:table-cell>
          <table:table-cell office:value-type="string" office:string-value="A11" table:style-name="ce11">
            <text:p>A11</text:p>
          </table:table-cell>
          <table:table-cell office:value-type="float" office:value="0" table:style-name="ce11"/>
          <table:table-cell office:value-type="string" office:string-value="USB D-" table:style-name="ce8">
            <text:p>USB D-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C4" table:style-name="ce11">
            <text:p>C4</text:p>
          </table:table-cell>
          <table:table-cell office:value-type="string" office:string-value="C5" table:style-name="ce11">
            <text:p>C5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USB D+" table:style-name="ce8">
            <text:p>USB D+</text:p>
          </table:table-cell>
          <table:table-cell office:value-type="float" office:value="0" table:style-name="ce7"/>
          <table:table-cell office:value-type="string" office:string-value="A12" table:style-name="ce11">
            <text:p>A12</text:p>
          </table:table-cell>
          <table:table-cell office:value-type="string" office:string-value="A13" table:style-name="ce11">
            <text:p>A13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DIO" table:style-name="ce8">
            <text:p>SWDIO</text:p>
          </table:table-cell>
          <table:table-cell office:value-type="float" office:value="0" table:style-name="ce8"/>
          <table:table-cell office:value-type="float" office:value="0" table:style-name="ce8"/>
          <table:table-cell office:value-type="float" office:value="0" table:style-name="ce7"/>
          <table:table-cell office:value-type="string" office:string-value="A6" table:style-name="ce11">
            <text:p>A6</text:p>
          </table:table-cell>
          <table:table-cell office:value-type="string" office:string-value="A7" table:style-name="ce11">
            <text:p>A7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H14" table:style-name="ce11">
            <text:p>H14</text:p>
          </table:table-cell>
          <table:table-cell office:value-type="string" office:string-value="H13" table:style-name="ce11">
            <text:p>H13</text:p>
          </table:table-cell>
          <table:table-cell office:value-type="float" office:value="0" table:style-name="ce15"/>
          <table:table-cell office:value-type="string" office:string-value="CAN1:TX" table:style-name="ce5">
            <text:p>CAN1:TX</text:p>
          </table:table-cell>
          <table:table-cell office:value-type="float" office:value="0" table:style-name="ce8"/>
          <table:table-cell office:value-type="string" office:string-value="DAC1" table:style-name="ce8">
            <text:p>DAC1</text:p>
          </table:table-cell>
          <table:table-cell office:value-type="string" office:string-value="D" table:style-name="ce7">
            <text:p>D</text:p>
          </table:table-cell>
          <table:table-cell office:value-type="string" office:string-value="A4" table:style-name="ce11">
            <text:p>A4</text:p>
          </table:table-cell>
          <table:table-cell office:value-type="string" office:string-value="A5" table:style-name="ce11">
            <text:p>A5</text:p>
          </table:table-cell>
          <table:table-cell office:value-type="float" office:value="0" table:style-name="ce11"/>
          <table:table-cell office:value-type="string" office:string-value="DAC2" table:style-name="ce8">
            <text:p>DAC2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0" table:style-name="ce11">
            <text:p>I0</text:p>
          </table:table-cell>
          <table:table-cell office:value-type="string" office:string-value="H15" table:style-name="ce11">
            <text:p>H1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H5" table:style-name="ce14">
            <text:p>H5</text:p>
          </table:table-cell>
          <table:table-cell office:value-type="string" office:string-value="A3" table:style-name="ce11">
            <text:p>A3</text:p>
          </table:table-cell>
          <table:table-cell office:value-type="float" office:value="0" table:style-name="ce11"/>
          <table:table-cell office:value-type="string" office:string-value="T2.4" table:style-name="ce8">
            <text:p>T2.4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9"/>
          <table:table-cell office:value-type="float" office:value="3.3" table:style-name="ce16">
            <text:p>3.3</text:p>
          </table:table-cell>
          <table:table-cell office:value-type="string" office:string-value="I1" table:style-name="ce11">
            <text:p>I1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Gnd" table:style-name="ce17">
            <text:p>Gnd</text:p>
          </table:table-cell>
          <table:table-cell office:value-type="string" office:string-value="H4" table:style-name="ce11">
            <text:p>H4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9"/>
          <table:table-cell office:value-type="float" office:value="3.3" table:style-name="ce16">
            <text:p>3.3</text:p>
          </table:table-cell>
          <table:table-cell office:value-type="string" office:string-value="Gnd" table:style-name="ce17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Gnd" table:style-name="ce17">
            <text:p>Gnd</text:p>
          </table:table-cell>
          <table:table-cell office:value-type="float" office:value="3.3" table:style-name="ce16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8.4" table:style-name="ce8">
            <text:p>T8.4</text:p>
          </table:table-cell>
          <table:table-cell office:value-type="float" office:value="0" table:style-name="ce7"/>
          <table:table-cell office:value-type="string" office:string-value="I2" table:style-name="ce11">
            <text:p>I2</text:p>
          </table:table-cell>
          <table:table-cell office:value-type="string" office:string-value="Gnd" table:style-name="ce17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?btn1" table:style-name="ce8">
            <text:p>?btn1</text:p>
          </table:table-cell>
          <table:table-cell office:value-type="float" office:value="0" table:style-name="ce7"/>
          <table:table-cell office:value-type="string" office:string-value="H3" table:style-name="ce11">
            <text:p>H3</text:p>
          </table:table-cell>
          <table:table-cell office:value-type="float" office:value="3.3" table:style-name="ce16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3" table:style-name="ce11">
            <text:p>I3</text:p>
          </table:table-cell>
          <table:table-cell office:value-type="string" office:string-value="A14" table:style-name="ce11">
            <text:p>A14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DCLK" table:style-name="ce8">
            <text:p>SWDCLK</text:p>
          </table:table-cell>
          <table:table-cell office:value-type="float" office:value="0" table:style-name="ce8"/>
          <table:table-cell office:value-type="string" office:string-value="T2.3" table:style-name="ce8">
            <text:p>T2.3</text:p>
          </table:table-cell>
          <table:table-cell office:value-type="float" office:value="0" table:style-name="ce7"/>
          <table:table-cell office:value-type="string" office:string-value="A2" table:style-name="ce11">
            <text:p>A2</text:p>
          </table:table-cell>
          <table:table-cell office:value-type="string" office:string-value="H2" table:style-name="ce11">
            <text:p>H2</text:p>
          </table:table-cell>
          <table:table-cell office:value-type="float" office:value="0" table:style-name="ce11"/>
          <table:table-cell office:value-type="string" office:string-value="?btn0" table:style-name="ce8">
            <text:p>?btn0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JTDI " table:style-name="ce18">
            <text:p>JTDI </text:p>
          </table:table-cell>
          <table:table-cell office:value-type="string" office:string-value="*" table:style-name="ce7">
            <text:p>*</text:p>
          </table:table-cell>
          <table:table-cell office:value-type="string" office:string-value="A15" table:style-name="ce11">
            <text:p>A15</text:p>
          </table:table-cell>
          <table:table-cell office:value-type="string" office:string-value="C10" table:style-name="ce11">
            <text:p>C10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T2.1" table:style-name="ce8">
            <text:p>T2.1</text:p>
          </table:table-cell>
          <table:table-cell office:value-type="float" office:value="0" table:style-name="ce7"/>
          <table:table-cell office:value-type="string" office:string-value="A0" table:style-name="ce11">
            <text:p>A0</text:p>
          </table:table-cell>
          <table:table-cell office:value-type="string" office:string-value="A1" table:style-name="ce11">
            <text:p>A1</text:p>
          </table:table-cell>
          <table:table-cell office:value-type="float" office:value="0" table:style-name="ce11"/>
          <table:table-cell office:value-type="string" office:string-value="T2.2" table:style-name="ce8">
            <text:p>T2.2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?SD.detect" table:style-name="ce8">
            <text:p>?SD.detect</text:p>
          </table:table-cell>
          <table:table-cell office:value-type="float" office:value="0" table:style-name="ce7"/>
          <table:table-cell office:value-type="string" office:string-value="C11" table:style-name="ce11">
            <text:p>C11</text:p>
          </table:table-cell>
          <table:table-cell office:value-type="string" office:string-value="C12" table:style-name="ce11">
            <text:p>C12</text:p>
          </table:table-cell>
          <table:table-cell office:value-type="float" office:value="0" table:style-name="ce11"/>
          <table:table-cell office:value-type="string" office:string-value="SD.CK" table:style-name="ce8">
            <text:p>SD.CK</text:p>
          </table:table-cell>
          <table:table-cell office:value-type="float" office:value="0" table:style-name="ce8" table:number-columns-repeated="2"/>
          <table:table-cell office:value-type="string" office:string-value="V" table:style-name="ce19">
            <text:p>V</text:p>
          </table:table-cell>
          <table:table-cell office:value-type="string" office:string-value="Vref+" table:style-name="ce8">
            <text:p>Vref+</text:p>
          </table:table-cell>
          <table:table-cell office:value-type="string" office:string-value="C3" table:style-name="ce11">
            <text:p>C3</text:p>
          </table:table-cell>
          <table:table-cell office:value-type="float" office:value="0" table:style-name="ce11"/>
          <table:table-cell office:value-type="string" office:string-value="ADC13" table:style-name="ce8">
            <text:p>ADC13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0" table:style-name="ce14">
            <text:p>D0</text:p>
          </table:table-cell>
          <table:table-cell office:value-type="string" office:string-value="D1" table:style-name="ce14">
            <text:p>D1</text:p>
          </table:table-cell>
          <table:table-cell office:value-type="float" office:value="0" table:style-name="ce14"/>
          <table:table-cell office:value-type="float" office:value="0" table:style-name="ce8" table:number-columns-repeated="2"/>
          <table:table-cell office:value-type="string" office:string-value="ADC12" table:style-name="ce8">
            <text:p>ADC12</text:p>
          </table:table-cell>
          <table:table-cell office:value-type="float" office:value="0" table:style-name="ce7"/>
          <table:table-cell office:value-type="string" office:string-value="C2" table:style-name="ce11">
            <text:p>C2</text:p>
          </table:table-cell>
          <table:table-cell office:value-type="string" office:string-value="C1" table:style-name="ce11">
            <text:p>C1</text:p>
          </table:table-cell>
          <table:table-cell office:value-type="float" office:value="0" table:style-name="ce11"/>
          <table:table-cell office:value-type="string" office:string-value="ADC11" table:style-name="ce8">
            <text:p>ADC11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SD.CMD" table:style-name="ce8">
            <text:p>SD.CMD</text:p>
          </table:table-cell>
          <table:table-cell office:value-type="float" office:value="0" table:style-name="ce7"/>
          <table:table-cell office:value-type="string" office:string-value="D2" table:style-name="ce11">
            <text:p>D2</text:p>
          </table:table-cell>
          <table:table-cell office:value-type="string" office:string-value="D3" table:style-name="ce11">
            <text:p>D3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ADC10" table:style-name="ce8">
            <text:p>ADC10</text:p>
          </table:table-cell>
          <table:table-cell office:value-type="float" office:value="0" table:style-name="ce7"/>
          <table:table-cell office:value-type="string" office:string-value="C0" table:style-name="ce11">
            <text:p>C0</text:p>
          </table:table-cell>
          <table:table-cell office:value-type="string" office:string-value="Rst" table:style-name="ce20">
            <text:p>Rst</text:p>
          </table:table-cell>
          <table:table-cell office:value-type="float" office:value="0" table:style-name="ce20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4" table:style-name="ce11">
            <text:p>D4</text:p>
          </table:table-cell>
          <table:table-cell office:value-type="string" office:string-value="D5" table:style-name="ce11">
            <text:p>D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string" office:string-value="X" table:style-name="ce21">
            <text:p>X</text:p>
          </table:table-cell>
          <table:table-cell office:value-type="string" office:string-value="H1" table:style-name="ce22">
            <text:p>H1</text:p>
          </table:table-cell>
          <table:table-cell office:value-type="string" office:string-value="H0" table:style-name="ce22">
            <text:p>H0</text:p>
          </table:table-cell>
          <table:table-cell office:value-type="string" office:string-value="X" table:style-name="ce22">
            <text:p>X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6" table:style-name="ce11">
            <text:p>D6</text:p>
          </table:table-cell>
          <table:table-cell office:value-type="string" office:string-value="D7" table:style-name="ce11">
            <text:p>D7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SPI5.snss2?" table:style-name="ce8">
            <text:p>SPI5.snss2?</text:p>
          </table:table-cell>
          <table:table-cell office:value-type="float" office:value="0" table:style-name="ce7"/>
          <table:table-cell office:value-type="string" office:string-value="F10" table:style-name="ce11">
            <text:p>F10</text:p>
          </table:table-cell>
          <table:table-cell office:value-type="string" office:string-value="F9" table:style-name="ce11">
            <text:p>F9</text:p>
          </table:table-cell>
          <table:table-cell office:value-type="float" office:value="0" table:style-name="ce11"/>
          <table:table-cell office:value-type="string" office:string-value="SPI5.MOSI" table:style-name="ce8">
            <text:p>SPI5.MOSI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9" table:style-name="ce11">
            <text:p>G9</text:p>
          </table:table-cell>
          <table:table-cell office:value-type="string" office:string-value="G10" table:style-name="ce11">
            <text:p>G10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SPI5.MISO" table:style-name="ce8">
            <text:p>SPI5.MISO</text:p>
          </table:table-cell>
          <table:table-cell office:value-type="float" office:value="0" table:style-name="ce7"/>
          <table:table-cell office:value-type="string" office:string-value="F8" table:style-name="ce11">
            <text:p>F8</text:p>
          </table:table-cell>
          <table:table-cell office:value-type="string" office:string-value="F7" table:style-name="ce11">
            <text:p>F7</text:p>
          </table:table-cell>
          <table:table-cell office:value-type="float" office:value="0" table:style-name="ce11"/>
          <table:table-cell office:value-type="string" office:string-value="SPI5.SCK" table:style-name="ce8">
            <text:p>SPI5.SCK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11" table:style-name="ce11">
            <text:p>G11</text:p>
          </table:table-cell>
          <table:table-cell office:value-type="string" office:string-value="G12" table:style-name="ce11">
            <text:p>G12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SPI5.SNSS" table:style-name="ce8">
            <text:p>SPI5.SNSS</text:p>
          </table:table-cell>
          <table:table-cell office:value-type="float" office:value="0" table:style-name="ce7"/>
          <table:table-cell office:value-type="string" office:string-value="F6" table:style-name="ce11">
            <text:p>F6</text:p>
          </table:table-cell>
          <table:table-cell office:value-type="string" office:string-value="F5" table:style-name="ce14">
            <text:p>F5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13" table:style-name="ce11">
            <text:p>G13</text:p>
          </table:table-cell>
          <table:table-cell office:value-type="string" office:string-value="G14" table:style-name="ce11">
            <text:p>G14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4" table:style-name="ce14">
            <text:p>F4</text:p>
          </table:table-cell>
          <table:table-cell office:value-type="string" office:string-value="F3" table:style-name="ce14">
            <text:p>F3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15" table:style-name="ce14">
            <text:p>G15</text:p>
          </table:table-cell>
          <table:table-cell office:value-type="string" office:string-value="B3" table:style-name="ce11">
            <text:p>B3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O" table:style-name="ce8">
            <text:p>SWO</text:p>
          </table:table-cell>
          <table:table-cell office:value-type="float" office:value="0" table:style-name="ce8" table:number-columns-repeated="2"/>
          <table:table-cell office:value-type="float" office:value="0" table:style-name="ce13"/>
          <table:table-cell office:value-type="string" office:string-value="F2" table:style-name="ce14">
            <text:p>F2</text:p>
          </table:table-cell>
          <table:table-cell office:value-type="string" office:string-value="F1" table:style-name="ce14">
            <text:p>F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4" table:style-name="ce11">
            <text:p>B4</text:p>
          </table:table-cell>
          <table:table-cell office:value-type="string" office:string-value="B5" table:style-name="ce11">
            <text:p>B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0" table:style-name="ce14">
            <text:p>F0</text:p>
          </table:table-cell>
          <table:table-cell office:value-type="string" office:string-value="I11" table:style-name="ce11">
            <text:p>I11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UART1.TX" table:style-name="ce8">
            <text:p>UART1.TX</text:p>
          </table:table-cell>
          <table:table-cell office:value-type="float" office:value="0" table:style-name="ce7"/>
          <table:table-cell office:value-type="string" office:string-value="B6" table:style-name="ce11">
            <text:p>B6</text:p>
          </table:table-cell>
          <table:table-cell office:value-type="string" office:string-value="B7" table:style-name="ce11">
            <text:p>B7</text:p>
          </table:table-cell>
          <table:table-cell office:value-type="float" office:value="0" table:style-name="ce11"/>
          <table:table-cell office:value-type="string" office:string-value="UART1.RX" table:style-name="ce8">
            <text:p>UART1.RX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I10" table:style-name="ce11">
            <text:p>I10</text:p>
          </table:table-cell>
          <table:table-cell office:value-type="string" office:string-value="I9" table:style-name="ce11">
            <text:p>I9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oot0" table:style-name="ce20">
            <text:p>boot0</text:p>
          </table:table-cell>
          <table:table-cell office:value-type="string" office:string-value="B8" table:style-name="ce11">
            <text:p>B8</text:p>
          </table:table-cell>
          <table:table-cell office:value-type="float" office:value="0" table:style-name="ce11"/>
          <table:table-cell office:value-type="string" office:string-value="I2C1.SCL" table:style-name="ce8">
            <text:p>I2C1.SCL</text:p>
          </table:table-cell>
          <table:table-cell office:value-type="float" office:value="0" table:style-name="ce8" table:number-columns-repeated="2"/>
          <table:table-cell office:value-type="string" office:string-value="X" table:style-name="ce21">
            <text:p>X</text:p>
          </table:table-cell>
          <table:table-cell office:value-type="string" office:string-value="C15" table:style-name="ce22">
            <text:p>C15</text:p>
          </table:table-cell>
          <table:table-cell office:value-type="string" office:string-value="C14" table:style-name="ce22">
            <text:p>C14</text:p>
          </table:table-cell>
          <table:table-cell office:value-type="string" office:string-value="X" table:style-name="ce22">
            <text:p>X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I2C1.SDA" table:style-name="ce8">
            <text:p>I2C1.SDA</text:p>
          </table:table-cell>
          <table:table-cell office:value-type="float" office:value="0" table:style-name="ce7"/>
          <table:table-cell office:value-type="string" office:string-value="B9" table:style-name="ce11">
            <text:p>B9</text:p>
          </table:table-cell>
          <table:table-cell office:value-type="string" office:string-value="E0" table:style-name="ce14">
            <text:p>E0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string" office:string-value="." table:style-name="ce7">
            <text:p>.</text:p>
          </table:table-cell>
          <table:table-cell office:value-type="string" office:string-value="C13" table:style-name="ce11">
            <text:p>C13</text:p>
          </table:table-cell>
          <table:table-cell office:value-type="string" office:string-value="I8" table:style-name="ce11">
            <text:p>I8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E1" table:style-name="ce14">
            <text:p>E1</text:p>
          </table:table-cell>
          <table:table-cell office:value-type="string" office:string-value="pdr" table:style-name="ce23">
            <text:p>pdr</text:p>
          </table:table-cell>
          <table:table-cell office:value-type="float" office:value="0" table:style-name="ce20"/>
          <table:table-cell office:value-type="float" office:value="0" table:style-name="ce8" table:number-columns-repeated="3"/>
          <table:table-cell office:value-type="string" office:string-value="B" table:style-name="ce21">
            <text:p>B</text:p>
          </table:table-cell>
          <table:table-cell office:value-type="string" office:string-value="Vbat" table:style-name="ce24">
            <text:p>Vbat</text:p>
          </table:table-cell>
          <table:table-cell office:value-type="string" office:string-value="E6" table:style-name="ce11">
            <text:p>E6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8.bk" table:style-name="ce8">
            <text:p>T8.bk</text:p>
          </table:table-cell>
          <table:table-cell office:value-type="float" office:value="0" table:style-name="ce7"/>
          <table:table-cell office:value-type="string" office:string-value="I4" table:style-name="ce11">
            <text:p>I4</text:p>
          </table:table-cell>
          <table:table-cell office:value-type="string" office:string-value="I5" table:style-name="ce11">
            <text:p>I5</text:p>
          </table:table-cell>
          <table:table-cell office:value-type="float" office:value="0" table:style-name="ce11"/>
          <table:table-cell office:value-type="string" office:string-value="T8.1" table:style-name="ce8">
            <text:p>T8.1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E5" table:style-name="ce11">
            <text:p>E5</text:p>
          </table:table-cell>
          <table:table-cell office:value-type="string" office:string-value="E4" table:style-name="ce11">
            <text:p>E4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8.2" table:style-name="ce8">
            <text:p>T8.2</text:p>
          </table:table-cell>
          <table:table-cell office:value-type="float" office:value="0" table:style-name="ce7"/>
          <table:table-cell office:value-type="string" office:string-value="I6" table:style-name="ce11">
            <text:p>I6</text:p>
          </table:table-cell>
          <table:table-cell office:value-type="string" office:string-value="I7" table:style-name="ce11">
            <text:p>I7</text:p>
          </table:table-cell>
          <table:table-cell office:value-type="float" office:value="0" table:style-name="ce11"/>
          <table:table-cell office:value-type="string" office:string-value="T8.3" table:style-name="ce8">
            <text:p>T8.3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E3" table:style-name="ce11">
            <text:p>E3</text:p>
          </table:table-cell>
          <table:table-cell office:value-type="string" office:string-value="E2" table:style-name="ce11">
            <text:p>E2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nd" table:style-name="ce25">
            <text:p>Gnd</text:p>
          </table:table-cell>
          <table:table-cell office:value-type="string" office:string-value="5Vout" table:style-name="ce12">
            <text:p>5Vout</text:p>
          </table:table-cell>
          <table:table-cell office:value-type="string" office:string-value="O" table:style-name="ce12">
            <text:p>O</text:p>
          </table:table-cell>
          <table:table-cell office:value-type="string" office:string-value="⇨" table:style-name="ce16">
            <text:p>⇨</text:p>
          </table:table-cell>
          <table:table-cell office:value-type="float" office:value="0" table:style-name="ce8"/>
          <table:table-cell office:value-type="string" office:string-value="⇨" table:style-name="ce26">
            <text:p>⇨</text:p>
          </table:table-cell>
          <table:table-cell office:value-type="string" office:string-value="I" table:style-name="ce27">
            <text:p>I</text:p>
          </table:table-cell>
          <table:table-cell office:value-type="string" office:string-value="5Vin" table:style-name="ce12">
            <text:p>5Vin</text:p>
          </table:table-cell>
          <table:table-cell office:value-type="string" office:string-value="Gnd" table:style-name="ce25">
            <text:p>Gnd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column table:style-name="co12" table:default-cell-style-name="ce1" table:number-columns-repeated="1010"/>
        <table:table-row table:style-name="ro1">
          <table:table-cell table:number-columns-repeated="1024"/>
        </table:table-row>
        <table:table-row table:style-name="ro2">
          <table:table-cell office:value-type="float" office:value="0" table:style-name="ce4"/>
          <table:table-cell office:value-type="float" office:value="0" table:style-name="ce5"/>
          <table:table-cell office:value-type="string" office:string-value="STM32F746IGT6 WaveShare 0" table:style-name="ce6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27"/>
          <table:table-cell office:value-type="float" office:value="3.3" table:style-name="ce28">
            <text:p>3.3</text:p>
          </table:table-cell>
          <table:table-cell office:value-type="string" office:string-value="Gnd" table:style-name="ce10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H11" table:style-name="ce29">
            <text:p>H11</text:p>
          </table:table-cell>
          <table:table-cell office:value-type="float" office:value="3.3" table:style-name="ce28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H12" table:style-name="ce29">
            <text:p>H12</text:p>
          </table:table-cell>
          <table:table-cell office:value-type="string" office:string-value="B12" table:style-name="ce30">
            <text:p>B1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H9" table:style-name="ce29">
            <text:p>H9</text:p>
          </table:table-cell>
          <table:table-cell office:value-type="string" office:string-value="H10" table:style-name="ce29">
            <text:p>H10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13" table:style-name="ce29">
            <text:p>B13</text:p>
          </table:table-cell>
          <table:table-cell office:value-type="string" office:string-value="B14" table:style-name="ce30">
            <text:p>B14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H7" table:style-name="ce29">
            <text:p>H7</text:p>
          </table:table-cell>
          <table:table-cell office:value-type="string" office:string-value="H8" table:style-name="ce29">
            <text:p>H8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15" table:style-name="ce30">
            <text:p>B15</text:p>
          </table:table-cell>
          <table:table-cell office:value-type="string" office:string-value="D8" table:style-name="ce31">
            <text:p>D8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B11" table:style-name="ce30">
            <text:p>B11</text:p>
          </table:table-cell>
          <table:table-cell office:value-type="string" office:string-value="H6" table:style-name="ce29">
            <text:p>H6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9" table:style-name="ce31">
            <text:p>D9</text:p>
          </table:table-cell>
          <table:table-cell office:value-type="string" office:string-value="D10" table:style-name="ce31">
            <text:p>D10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5" table:style-name="ce32">
            <text:p>E15</text:p>
          </table:table-cell>
          <table:table-cell office:value-type="string" office:string-value="B10" table:style-name="ce30">
            <text:p>B10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11" table:style-name="ce31">
            <text:p>D11</text:p>
          </table:table-cell>
          <table:table-cell office:value-type="string" office:string-value="D12" table:style-name="ce31">
            <text:p>D1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3" table:style-name="ce32">
            <text:p>E13</text:p>
          </table:table-cell>
          <table:table-cell office:value-type="string" office:string-value="E14" table:style-name="ce32">
            <text:p>E14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13" table:style-name="ce31">
            <text:p>D13</text:p>
          </table:table-cell>
          <table:table-cell office:value-type="string" office:string-value="D14" table:style-name="ce31">
            <text:p>D14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11" table:style-name="ce32">
            <text:p>E11</text:p>
          </table:table-cell>
          <table:table-cell office:value-type="string" office:string-value="E12" table:style-name="ce32">
            <text:p>E12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15" table:style-name="ce31">
            <text:p>D15</text:p>
          </table:table-cell>
          <table:table-cell office:value-type="string" office:string-value="G2" table:style-name="ce33">
            <text:p>G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9" table:style-name="ce32">
            <text:p>E9</text:p>
          </table:table-cell>
          <table:table-cell office:value-type="string" office:string-value="E10" table:style-name="ce32">
            <text:p>E10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3" table:style-name="ce33">
            <text:p>G3</text:p>
          </table:table-cell>
          <table:table-cell office:value-type="string" office:string-value="G4" table:style-name="ce33">
            <text:p>G4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E7" table:style-name="ce32">
            <text:p>E7</text:p>
          </table:table-cell>
          <table:table-cell office:value-type="string" office:string-value="E8" table:style-name="ce32">
            <text:p>E8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5" table:style-name="ce33">
            <text:p>G5</text:p>
          </table:table-cell>
          <table:table-cell office:value-type="string" office:string-value="G6" table:style-name="ce33">
            <text:p>G6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G0" table:style-name="ce33">
            <text:p>G0</text:p>
          </table:table-cell>
          <table:table-cell office:value-type="string" office:string-value="G1" table:style-name="ce33">
            <text:p>G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7" table:style-name="ce33">
            <text:p>G7</text:p>
          </table:table-cell>
          <table:table-cell office:value-type="string" office:string-value="G8" table:style-name="ce33">
            <text:p>G8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14" table:style-name="ce34">
            <text:p>F14</text:p>
          </table:table-cell>
          <table:table-cell office:value-type="string" office:string-value="F15" table:style-name="ce34">
            <text:p>F15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1C1" table:style-name="ce8">
            <text:p>T1C1</text:p>
          </table:table-cell>
          <table:table-cell office:value-type="float" office:value="0" table:style-name="ce7"/>
          <table:table-cell office:value-type="string" office:string-value="C6" table:style-name="ce35">
            <text:p>C6</text:p>
          </table:table-cell>
          <table:table-cell office:value-type="string" office:string-value="C7" table:style-name="ce35">
            <text:p>C7</text:p>
          </table:table-cell>
          <table:table-cell office:value-type="float" office:value="0" table:style-name="ce11"/>
          <table:table-cell office:value-type="string" office:string-value="T1C2" table:style-name="ce8">
            <text:p>T1C2</text:p>
          </table:table-cell>
          <table:table-cell office:value-type="float" office:value="0" table:style-name="ce8" table:number-columns-repeated="2"/>
          <table:table-cell office:value-type="float" office:value="0" table:style-name="ce13"/>
          <table:table-cell office:value-type="string" office:string-value="F12" table:style-name="ce34">
            <text:p>F12</text:p>
          </table:table-cell>
          <table:table-cell office:value-type="string" office:string-value="F13" table:style-name="ce34">
            <text:p>F13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T1C3" table:style-name="ce8">
            <text:p>T1C3</text:p>
          </table:table-cell>
          <table:table-cell office:value-type="float" office:value="0" table:style-name="ce7"/>
          <table:table-cell office:value-type="string" office:string-value="C8" table:style-name="ce35">
            <text:p>C8</text:p>
          </table:table-cell>
          <table:table-cell office:value-type="string" office:string-value="C9" table:style-name="ce35">
            <text:p>C9</text:p>
          </table:table-cell>
          <table:table-cell office:value-type="float" office:value="0" table:style-name="ce11"/>
          <table:table-cell office:value-type="string" office:string-value="T1C4" table:style-name="ce8">
            <text:p>T1C4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B2" table:style-name="ce30">
            <text:p>B2</text:p>
          </table:table-cell>
          <table:table-cell office:value-type="string" office:string-value="F11" table:style-name="ce34">
            <text:p>F1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A8" table:style-name="ce36">
            <text:p>A8</text:p>
          </table:table-cell>
          <table:table-cell office:value-type="string" office:string-value="A9" table:style-name="ce36">
            <text:p>A9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B0" table:style-name="ce30">
            <text:p>B0</text:p>
          </table:table-cell>
          <table:table-cell office:value-type="string" office:string-value="B1" table:style-name="ce30">
            <text:p>B1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A10" table:style-name="ce36">
            <text:p>A10</text:p>
          </table:table-cell>
          <table:table-cell office:value-type="string" office:string-value="A11" table:style-name="ce36">
            <text:p>A11</text:p>
          </table:table-cell>
          <table:table-cell office:value-type="float" office:value="0" table:style-name="ce11"/>
          <table:table-cell office:value-type="string" office:string-value="USB D-" table:style-name="ce8">
            <text:p>USB D-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C4" table:style-name="ce35">
            <text:p>C4</text:p>
          </table:table-cell>
          <table:table-cell office:value-type="string" office:string-value="C5" table:style-name="ce35">
            <text:p>C5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USB D+" table:style-name="ce8">
            <text:p>USB D+</text:p>
          </table:table-cell>
          <table:table-cell office:value-type="float" office:value="0" table:style-name="ce7"/>
          <table:table-cell office:value-type="string" office:string-value="A12" table:style-name="ce36">
            <text:p>A12</text:p>
          </table:table-cell>
          <table:table-cell office:value-type="string" office:string-value="A13" table:style-name="ce36">
            <text:p>A13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DIO" table:style-name="ce8">
            <text:p>SWDIO</text:p>
          </table:table-cell>
          <table:table-cell office:value-type="float" office:value="0" table:style-name="ce8"/>
          <table:table-cell office:value-type="string" office:string-value="SPI1:MISO" table:style-name="ce37">
            <text:p>SPI1:MISO</text:p>
          </table:table-cell>
          <table:table-cell office:value-type="float" office:value="0" table:style-name="ce7"/>
          <table:table-cell office:value-type="string" office:string-value="A6" table:style-name="ce36">
            <text:p>A6</text:p>
          </table:table-cell>
          <table:table-cell office:value-type="string" office:string-value="A7" table:style-name="ce36">
            <text:p>A7</text:p>
          </table:table-cell>
          <table:table-cell office:value-type="float" office:value="0" table:style-name="ce11"/>
          <table:table-cell office:value-type="string" office:string-value="SPI1:MOSI" table:style-name="ce37">
            <text:p>SPI1:MOSI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H14" table:style-name="ce29">
            <text:p>H14</text:p>
          </table:table-cell>
          <table:table-cell office:value-type="string" office:string-value="H13" table:style-name="ce29">
            <text:p>H13</text:p>
          </table:table-cell>
          <table:table-cell office:value-type="float" office:value="0" table:style-name="ce15"/>
          <table:table-cell office:value-type="string" office:string-value="CAN1:TX" table:style-name="ce5">
            <text:p>CAN1:TX</text:p>
          </table:table-cell>
          <table:table-cell office:value-type="float" office:value="0" table:style-name="ce8"/>
          <table:table-cell office:value-type="string" office:string-value="DAC/NSS1" table:style-name="ce8">
            <text:p>DAC/NSS1</text:p>
          </table:table-cell>
          <table:table-cell office:value-type="string" office:string-value="D" table:style-name="ce7">
            <text:p>D</text:p>
          </table:table-cell>
          <table:table-cell office:value-type="string" office:string-value="A4" table:style-name="ce36">
            <text:p>A4</text:p>
          </table:table-cell>
          <table:table-cell office:value-type="string" office:string-value="A5" table:style-name="ce36">
            <text:p>A5</text:p>
          </table:table-cell>
          <table:table-cell office:value-type="float" office:value="0" table:style-name="ce11"/>
          <table:table-cell office:value-type="string" office:string-value="SPI1:SCK" table:style-name="ce37">
            <text:p>SPI1:SCK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0" table:style-name="ce38">
            <text:p>I0</text:p>
          </table:table-cell>
          <table:table-cell office:value-type="string" office:string-value="H15" table:style-name="ce29">
            <text:p>H1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H5" table:style-name="ce29">
            <text:p>H5</text:p>
          </table:table-cell>
          <table:table-cell office:value-type="string" office:string-value="A3" table:style-name="ce36">
            <text:p>A3</text:p>
          </table:table-cell>
          <table:table-cell office:value-type="string" office:string-value="A" table:style-name="ce11">
            <text:p>A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27"/>
          <table:table-cell office:value-type="float" office:value="3.3" table:style-name="ce28">
            <text:p>3.3</text:p>
          </table:table-cell>
          <table:table-cell office:value-type="string" office:string-value="I1" table:style-name="ce38">
            <text:p>I1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Gnd" table:style-name="ce6">
            <text:p>Gnd</text:p>
          </table:table-cell>
          <table:table-cell office:value-type="string" office:string-value="H4" table:style-name="ce29">
            <text:p>H4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27"/>
          <table:table-cell office:value-type="float" office:value="3.3" table:style-name="ce28">
            <text:p>3.3</text:p>
          </table:table-cell>
          <table:table-cell office:value-type="string" office:string-value="Gnd" table:style-name="ce6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Gnd" table:style-name="ce6">
            <text:p>Gnd</text:p>
          </table:table-cell>
          <table:table-cell office:value-type="float" office:value="3.3" table:style-name="ce28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2" table:style-name="ce38">
            <text:p>I2</text:p>
          </table:table-cell>
          <table:table-cell office:value-type="string" office:string-value="Gnd" table:style-name="ce6">
            <text:p>Gnd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H3" table:style-name="ce29">
            <text:p>H3</text:p>
          </table:table-cell>
          <table:table-cell office:value-type="float" office:value="3.3" table:style-name="ce28">
            <text:p>3.3</text:p>
          </table:table-cell>
          <table:table-cell office:value-type="float" office:value="0" table:style-name="ce12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3" table:style-name="ce38">
            <text:p>I3</text:p>
          </table:table-cell>
          <table:table-cell office:value-type="string" office:string-value="A14" table:style-name="ce36">
            <text:p>A14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DCLK" table:style-name="ce8">
            <text:p>SWDCLK</text:p>
          </table:table-cell>
          <table:table-cell office:value-type="float" office:value="0" table:style-name="ce8" table:number-columns-repeated="2"/>
          <table:table-cell office:value-type="string" office:string-value="A" table:style-name="ce7">
            <text:p>A</text:p>
          </table:table-cell>
          <table:table-cell office:value-type="string" office:string-value="A2" table:style-name="ce36">
            <text:p>A2</text:p>
          </table:table-cell>
          <table:table-cell office:value-type="string" office:string-value="H2" table:style-name="ce29">
            <text:p>H2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JTDI " table:style-name="ce18">
            <text:p>JTDI </text:p>
          </table:table-cell>
          <table:table-cell office:value-type="string" office:string-value="*" table:style-name="ce7">
            <text:p>*</text:p>
          </table:table-cell>
          <table:table-cell office:value-type="string" office:string-value="A15" table:style-name="ce36">
            <text:p>A15</text:p>
          </table:table-cell>
          <table:table-cell office:value-type="string" office:string-value="C10" table:style-name="ce35">
            <text:p>C10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A0" table:style-name="ce36">
            <text:p>A0</text:p>
          </table:table-cell>
          <table:table-cell office:value-type="string" office:string-value="A1" table:style-name="ce36">
            <text:p>A1</text:p>
          </table:table-cell>
          <table:table-cell office:value-type="string" office:string-value="A" table:style-name="ce11">
            <text:p>A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C11" table:style-name="ce35">
            <text:p>C11</text:p>
          </table:table-cell>
          <table:table-cell office:value-type="string" office:string-value="C12" table:style-name="ce35">
            <text:p>C1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string" office:string-value="V" table:style-name="ce19">
            <text:p>V</text:p>
          </table:table-cell>
          <table:table-cell office:value-type="string" office:string-value="Vref+" table:style-name="ce39">
            <text:p>Vref+</text:p>
          </table:table-cell>
          <table:table-cell office:value-type="string" office:string-value="C3" table:style-name="ce35">
            <text:p>C3</text:p>
          </table:table-cell>
          <table:table-cell office:value-type="float" office:value="0" table:style-name="ce11"/>
          <table:table-cell office:value-type="string" office:string-value="LED3" table:style-name="ce8">
            <text:p>LED3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D0" table:style-name="ce31">
            <text:p>D0</text:p>
          </table:table-cell>
          <table:table-cell office:value-type="string" office:string-value="D1" table:style-name="ce31">
            <text:p>D1</text:p>
          </table:table-cell>
          <table:table-cell office:value-type="float" office:value="0" table:style-name="ce14"/>
          <table:table-cell office:value-type="float" office:value="0" table:style-name="ce8" table:number-columns-repeated="2"/>
          <table:table-cell office:value-type="string" office:string-value="LED2" table:style-name="ce8">
            <text:p>LED2</text:p>
          </table:table-cell>
          <table:table-cell office:value-type="float" office:value="0" table:style-name="ce7"/>
          <table:table-cell office:value-type="string" office:string-value="C2" table:style-name="ce35">
            <text:p>C2</text:p>
          </table:table-cell>
          <table:table-cell office:value-type="string" office:string-value="C1" table:style-name="ce35">
            <text:p>C1</text:p>
          </table:table-cell>
          <table:table-cell office:value-type="float" office:value="0" table:style-name="ce11"/>
          <table:table-cell office:value-type="string" office:string-value="LED1" table:style-name="ce8">
            <text:p>LED1</text:p>
          </table:table-cell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2" table:style-name="ce31">
            <text:p>D2</text:p>
          </table:table-cell>
          <table:table-cell office:value-type="string" office:string-value="D3" table:style-name="ce31">
            <text:p>D3</text:p>
          </table:table-cell>
          <table:table-cell office:value-type="float" office:value="0" table:style-name="ce11"/>
          <table:table-cell office:value-type="float" office:value="0" table:style-name="ce8" table:number-columns-repeated="2"/>
          <table:table-cell office:value-type="string" office:string-value="LED0" table:style-name="ce8">
            <text:p>LED0</text:p>
          </table:table-cell>
          <table:table-cell office:value-type="float" office:value="0" table:style-name="ce7"/>
          <table:table-cell office:value-type="string" office:string-value="C0" table:style-name="ce35">
            <text:p>C0</text:p>
          </table:table-cell>
          <table:table-cell office:value-type="string" office:string-value="Rst" table:style-name="ce40">
            <text:p>Rst</text:p>
          </table:table-cell>
          <table:table-cell office:value-type="float" office:value="0" table:style-name="ce20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4" table:style-name="ce31">
            <text:p>D4</text:p>
          </table:table-cell>
          <table:table-cell office:value-type="string" office:string-value="D5" table:style-name="ce31">
            <text:p>D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string" office:string-value="X" table:style-name="ce7">
            <text:p>X</text:p>
          </table:table-cell>
          <table:table-cell office:value-type="string" office:string-value="H1" table:style-name="ce29">
            <text:p>H1</text:p>
          </table:table-cell>
          <table:table-cell office:value-type="string" office:string-value="H0" table:style-name="ce29">
            <text:p>H0</text:p>
          </table:table-cell>
          <table:table-cell office:value-type="string" office:string-value="X" table:style-name="ce11">
            <text:p>X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D6" table:style-name="ce31">
            <text:p>D6</text:p>
          </table:table-cell>
          <table:table-cell office:value-type="string" office:string-value="D7" table:style-name="ce31">
            <text:p>D7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F10" table:style-name="ce34">
            <text:p>F10</text:p>
          </table:table-cell>
          <table:table-cell office:value-type="string" office:string-value="F9" table:style-name="ce34">
            <text:p>F9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9" table:style-name="ce33">
            <text:p>G9</text:p>
          </table:table-cell>
          <table:table-cell office:value-type="string" office:string-value="G10" table:style-name="ce33">
            <text:p>G10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F8" table:style-name="ce34">
            <text:p>F8</text:p>
          </table:table-cell>
          <table:table-cell office:value-type="string" office:string-value="F7" table:style-name="ce34">
            <text:p>F7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11" table:style-name="ce33">
            <text:p>G11</text:p>
          </table:table-cell>
          <table:table-cell office:value-type="string" office:string-value="G12" table:style-name="ce33">
            <text:p>G12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F6" table:style-name="ce34">
            <text:p>F6</text:p>
          </table:table-cell>
          <table:table-cell office:value-type="string" office:string-value="F5" table:style-name="ce34">
            <text:p>F5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13" table:style-name="ce33">
            <text:p>G13</text:p>
          </table:table-cell>
          <table:table-cell office:value-type="string" office:string-value="G14" table:style-name="ce33">
            <text:p>G14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4" table:style-name="ce34">
            <text:p>F4</text:p>
          </table:table-cell>
          <table:table-cell office:value-type="string" office:string-value="F3" table:style-name="ce34">
            <text:p>F3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G15" table:style-name="ce33">
            <text:p>G15</text:p>
          </table:table-cell>
          <table:table-cell office:value-type="string" office:string-value="B3" table:style-name="ce30">
            <text:p>B3</text:p>
          </table:table-cell>
          <table:table-cell office:value-type="string" office:string-value="*" table:style-name="ce15">
            <text:p>*</text:p>
          </table:table-cell>
          <table:table-cell office:value-type="string" office:string-value="SWO" table:style-name="ce8">
            <text:p>SWO</text:p>
          </table:table-cell>
          <table:table-cell office:value-type="float" office:value="0" table:style-name="ce8" table:number-columns-repeated="2"/>
          <table:table-cell office:value-type="float" office:value="0" table:style-name="ce13"/>
          <table:table-cell office:value-type="string" office:string-value="F2" table:style-name="ce34">
            <text:p>F2</text:p>
          </table:table-cell>
          <table:table-cell office:value-type="string" office:string-value="F1" table:style-name="ce34">
            <text:p>F1</text:p>
          </table:table-cell>
          <table:table-cell office:value-type="float" office:value="0" table:style-name="ce14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4" table:style-name="ce30">
            <text:p>B4</text:p>
          </table:table-cell>
          <table:table-cell office:value-type="string" office:string-value="B5" table:style-name="ce30">
            <text:p>B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13"/>
          <table:table-cell office:value-type="string" office:string-value="F0" table:style-name="ce34">
            <text:p>F0</text:p>
          </table:table-cell>
          <table:table-cell office:value-type="string" office:string-value="I11" table:style-name="ce38">
            <text:p>I11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UART1.TX" table:style-name="ce27">
            <text:p>UART1.TX</text:p>
          </table:table-cell>
          <table:table-cell office:value-type="float" office:value="0" table:style-name="ce7"/>
          <table:table-cell office:value-type="string" office:string-value="B6" table:style-name="ce30">
            <text:p>B6</text:p>
          </table:table-cell>
          <table:table-cell office:value-type="string" office:string-value="B7" table:style-name="ce30">
            <text:p>B7</text:p>
          </table:table-cell>
          <table:table-cell office:value-type="float" office:value="0" table:style-name="ce11"/>
          <table:table-cell office:value-type="string" office:string-value="UART1.RX" table:style-name="ce39">
            <text:p>UART1.RX</text:p>
          </table:table-cell>
          <table:table-cell office:value-type="float" office:value="0" table:style-name="ce8" table:number-columns-repeated="2"/>
          <table:table-cell office:value-type="float" office:value="0" table:style-name="ce7"/>
          <table:table-cell office:value-type="string" office:string-value="I10" table:style-name="ce38">
            <text:p>I10</text:p>
          </table:table-cell>
          <table:table-cell office:value-type="string" office:string-value="I9" table:style-name="ce38">
            <text:p>I9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boot0" table:style-name="ce20">
            <text:p>boot0</text:p>
          </table:table-cell>
          <table:table-cell office:value-type="string" office:string-value="B8" table:style-name="ce30">
            <text:p>B8</text:p>
          </table:table-cell>
          <table:table-cell office:value-type="float" office:value="0" table:style-name="ce11"/>
          <table:table-cell office:value-type="string" office:string-value="I2C1.SCL" table:style-name="ce28">
            <text:p>I2C1.SCL</text:p>
          </table:table-cell>
          <table:table-cell office:value-type="float" office:value="0" table:style-name="ce8" table:number-columns-repeated="2"/>
          <table:table-cell office:value-type="string" office:string-value="X" table:style-name="ce7">
            <text:p>X</text:p>
          </table:table-cell>
          <table:table-cell office:value-type="string" office:string-value="C15" table:style-name="ce35">
            <text:p>C15</text:p>
          </table:table-cell>
          <table:table-cell office:value-type="string" office:string-value="C14" table:style-name="ce35">
            <text:p>C14</text:p>
          </table:table-cell>
          <table:table-cell office:value-type="string" office:string-value="X" table:style-name="ce11">
            <text:p>X</text:p>
          </table:table-cell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string" office:string-value="I2C1.SDA" table:style-name="ce28">
            <text:p>I2C1.SDA</text:p>
          </table:table-cell>
          <table:table-cell office:value-type="float" office:value="0" table:style-name="ce7"/>
          <table:table-cell office:value-type="string" office:string-value="B9" table:style-name="ce30">
            <text:p>B9</text:p>
          </table:table-cell>
          <table:table-cell office:value-type="string" office:string-value="E0" table:style-name="ce32">
            <text:p>E0</text:p>
          </table:table-cell>
          <table:table-cell office:value-type="float" office:value="0" table:style-name="ce14"/>
          <table:table-cell office:value-type="float" office:value="0" table:style-name="ce8" table:number-columns-repeated="3"/>
          <table:table-cell office:value-type="string" office:string-value="." table:style-name="ce7">
            <text:p>.</text:p>
          </table:table-cell>
          <table:table-cell office:value-type="string" office:string-value="C13" table:style-name="ce35">
            <text:p>C13</text:p>
          </table:table-cell>
          <table:table-cell office:value-type="string" office:string-value="I8" table:style-name="ce38">
            <text:p>I8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13"/>
          <table:table-cell office:value-type="string" office:string-value="E1" table:style-name="ce32">
            <text:p>E1</text:p>
          </table:table-cell>
          <table:table-cell office:value-type="string" office:string-value="pdr" table:style-name="ce20">
            <text:p>pdr</text:p>
          </table:table-cell>
          <table:table-cell office:value-type="float" office:value="0" table:style-name="ce20"/>
          <table:table-cell office:value-type="float" office:value="0" table:style-name="ce8" table:number-columns-repeated="3"/>
          <table:table-cell office:value-type="string" office:string-value="B" table:style-name="ce7">
            <text:p>B</text:p>
          </table:table-cell>
          <table:table-cell office:value-type="string" office:string-value="Vbat" table:style-name="ce39">
            <text:p>Vbat</text:p>
          </table:table-cell>
          <table:table-cell office:value-type="string" office:string-value="E6" table:style-name="ce32">
            <text:p>E6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4" table:style-name="ce38">
            <text:p>I4</text:p>
          </table:table-cell>
          <table:table-cell office:value-type="string" office:string-value="I5" table:style-name="ce38">
            <text:p>I5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E5" table:style-name="ce32">
            <text:p>E5</text:p>
          </table:table-cell>
          <table:table-cell office:value-type="string" office:string-value="E4" table:style-name="ce32">
            <text:p>E4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I6" table:style-name="ce38">
            <text:p>I6</text:p>
          </table:table-cell>
          <table:table-cell office:value-type="string" office:string-value="I7" table:style-name="ce38">
            <text:p>I7</text:p>
          </table:table-cell>
          <table:table-cell office:value-type="float" office:value="0" table:style-name="ce11"/>
          <table:table-cell office:value-type="float" office:value="0" table:style-name="ce8" table:number-columns-repeated="3"/>
          <table:table-cell office:value-type="float" office:value="0" table:style-name="ce7"/>
          <table:table-cell office:value-type="string" office:string-value="E3" table:style-name="ce32">
            <text:p>E3</text:p>
          </table:table-cell>
          <table:table-cell office:value-type="string" office:string-value="E2" table:style-name="ce32">
            <text:p>E2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>
          <table:table-cell office:value-type="float" office:value="0" table:style-name="ce7"/>
          <table:table-cell office:value-type="float" office:value="0" table:style-name="ce8"/>
          <table:table-cell office:value-type="float" office:value="0" table:style-name="ce7"/>
          <table:table-cell office:value-type="string" office:string-value="Gnd" table:style-name="ce25">
            <text:p>Gnd</text:p>
          </table:table-cell>
          <table:table-cell office:value-type="string" office:string-value="5Vout" table:style-name="ce12">
            <text:p>5Vout</text:p>
          </table:table-cell>
          <table:table-cell office:value-type="string" office:string-value="O" table:style-name="ce12">
            <text:p>O</text:p>
          </table:table-cell>
          <table:table-cell office:value-type="float" office:value="0" table:style-name="ce8" table:number-columns-repeated="3"/>
          <table:table-cell office:value-type="string" office:string-value="I" table:style-name="ce27">
            <text:p>I</text:p>
          </table:table-cell>
          <table:table-cell office:value-type="string" office:string-value="5Vin" table:style-name="ce12">
            <text:p>5Vin</text:p>
          </table:table-cell>
          <table:table-cell office:value-type="string" office:string-value="Gnd" table:style-name="ce25">
            <text:p>Gnd</text:p>
          </table:table-cell>
          <table:table-cell office:value-type="float" office:value="0" table:style-name="ce11"/>
          <table:table-cell office:value-type="float" office:value="0" table:style-name="ce8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Default2"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 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xx</meta:initial-creator>
    <meta:editing-cycles>60</meta:editing-cycles>
    <dc:date>2017-05-06T17:37:37</dc:date>
    <meta:creation-date>2016-11-05T17:53:41.802696365</meta:creation-date>
    <dc:creator>Anton Guda</dc:creator>
  </office:meta>
</office:document-meta>
</file>